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officeooo:rsid="0019c7ba" officeooo:paragraph-rsid="0019c7ba"/>
    </style:style>
    <style:style style:name="P2" style:family="paragraph" style:parent-style-name="Standard">
      <style:text-properties officeooo:rsid="001b2e3a" officeooo:paragraph-rsid="001b2e3a"/>
    </style:style>
    <style:style style:name="P3" style:family="paragraph" style:parent-style-name="Standard">
      <style:text-properties officeooo:rsid="001d08d3" officeooo:paragraph-rsid="001d08d3"/>
    </style:style>
    <style:style style:name="P4" style:family="paragraph" style:parent-style-name="Standard">
      <style:text-properties officeooo:rsid="001f0947" officeooo:paragraph-rsid="001f0947"/>
    </style:style>
    <style:style style:name="P5" style:family="paragraph" style:parent-style-name="Standard">
      <style:text-properties officeooo:paragraph-rsid="00232910"/>
    </style:style>
    <style:style style:name="P6" style:family="paragraph" style:parent-style-name="Standard">
      <style:text-properties officeooo:rsid="00232910" officeooo:paragraph-rsid="00232910"/>
    </style:style>
    <style:style style:name="P7" style:family="paragraph" style:parent-style-name="Standard">
      <style:text-properties officeooo:rsid="002421b8" officeooo:paragraph-rsid="002421b8"/>
    </style:style>
    <style:style style:name="P8" style:family="paragraph" style:parent-style-name="Standard">
      <style:text-properties officeooo:rsid="00225a50" officeooo:paragraph-rsid="001d08d3"/>
    </style:style>
    <style:style style:name="P9" style:family="paragraph" style:parent-style-name="Standard">
      <style:text-properties officeooo:rsid="0024e3f4" officeooo:paragraph-rsid="0024e3f4"/>
    </style:style>
    <style:style style:name="P10" style:family="paragraph" style:parent-style-name="Standard">
      <style:text-properties officeooo:rsid="00264ce0" officeooo:paragraph-rsid="00264ce0"/>
    </style:style>
    <style:style style:name="P11" style:family="paragraph" style:parent-style-name="Standard">
      <style:text-properties officeooo:rsid="00282b22" officeooo:paragraph-rsid="00282b22"/>
    </style:style>
    <style:style style:name="P12" style:family="paragraph" style:parent-style-name="Standard">
      <style:text-properties officeooo:rsid="002a03a4" officeooo:paragraph-rsid="002a03a4"/>
    </style:style>
    <style:style style:name="P13" style:family="paragraph" style:parent-style-name="Standard">
      <style:text-properties officeooo:rsid="002c321d" officeooo:paragraph-rsid="0024e3f4"/>
    </style:style>
    <style:style style:name="P14" style:family="paragraph" style:parent-style-name="Standard">
      <style:text-properties officeooo:rsid="002ce90b" officeooo:paragraph-rsid="002ce90b"/>
    </style:style>
    <style:style style:name="P15" style:family="paragraph" style:parent-style-name="Standard" style:master-page-name="Standard">
      <style:paragraph-properties style:page-number="auto"/>
      <style:text-properties officeooo:paragraph-rsid="00232910"/>
    </style:style>
    <style:style style:name="P16" style:family="paragraph" style:parent-style-name="Standard" style:list-style-name="WWNum1">
      <style:text-properties officeooo:paragraph-rsid="00232910"/>
    </style:style>
    <style:style style:name="P17" style:family="paragraph" style:parent-style-name="Standard">
      <style:text-properties officeooo:rsid="002ce90b" officeooo:paragraph-rsid="002ce90b"/>
    </style:style>
    <style:style style:name="T1" style:family="text">
      <style:text-properties officeooo:rsid="002098f0"/>
    </style:style>
    <style:style style:name="T2" style:family="text">
      <style:text-properties officeooo:rsid="00262248"/>
    </style:style>
    <style:style style:name="T3" style:family="text">
      <style:text-properties officeooo:rsid="00282b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cess:</text:p>
      <text:p text:style-name="P5"/>
      <text:p text:style-name="P5">Use both RGB and Depth</text:p>
      <text:p text:style-name="P5"/>
      <text:p text:style-name="P5">in RGB space:</text:p>
      <text:p text:style-name="P5"/>
      <text:p text:style-name="P5">Canny edge detection</text:p>
      <text:p text:style-name="P5"/>
      <text:p text:style-name="P5">Hough line transform</text:p>
      <text:p text:style-name="P5"/>
      <text:p text:style-name="P5">Corner intersection detector</text:p>
      <text:list xml:id="list1113143363" text:style-name="WWNum1">
        <text:list-item>
          <text:p text:style-name="P16">Splits all lines into horizontal and vertical set</text:p>
        </text:list-item>
        <text:list-item>
          <text:p text:style-name="P16">Goes through each horizontal line, compares with all vertical lines to find ‘corners’. Uses angle of intersaection thresholding. </text:p>
        </text:list-item>
      </text:list>
      <text:p text:style-name="P1"/>
      <text:p text:style-name="P7">We use RGB lines confirmed by depth because depth was found to be innacurate. In a lighted room, <text:s/>edges to doors are clearly visible. Hence, they can be detected as lines in an image. Windows etc. will cause too many false triggers, so a depth image is used to ‘confirm’ visible features. </text:p>
      <text:p text:style-name="P1"/>
      <text:p text:style-name="P6">This is just about how all other implementations have been done. I am exploring the practicality of looking at one side of the door frame, so we do not need a horizontal line joining the two sides. This allows for doors to be detected at an angle of near 90 degrees. We plan to implement a ‘screen wipe’ system to find the ‘start’ and ‘finish’ of a door frame. Then, the angle can be calculated using the end points of the door edges. As the distance to the door is known form the nearest edge, the size of the opening can be calculated. </text:p>
      <text:p text:style-name="P1"/>
      <text:p text:style-name="P1">Initial implementation used the intersection of horizontal and vertical lines to detect doorframes. This was founbd to be a big problem, cos side on a there are no horizontal lines.</text:p>
      <text:p text:style-name="P1"/>
      <text:p text:style-name="P2">So discard the horizontal data</text:p>
      <text:p text:style-name="P2"/>
      <text:p text:style-name="P4">Always appears to have one high probability detection per doorframe, could be due to it always being on an angle <text:span text:style-name="T1">so less accuracy at longer distances =&gt;higher error =&gt; further seperation </text:span></text:p>
      <text:p text:style-name="P2"/>
      <text:p text:style-name="P3">Limitations:</text:p>
      <text:p text:style-name="P3">when the wall has sudden changes, but they’re not doors. <text:span text:style-name="T2">This isn’t very prevelent though oddly....</text:span></text:p>
      <text:p text:style-name="P3">only works in corridors</text:p>
      <text:p text:style-name="P3">only works at short ranges</text:p>
      <text:p text:style-name="P3">doesn’t really work</text:p>
      <text:p text:style-name="P3">has many false triggers (by design, a minimum of 1 false trigger per door as it will detect both sides)</text:p>
      <text:p text:style-name="P3"/>
      <text:p text:style-name="P10">Once the algorithm works properly, it can then be used in conjunction with some non computervison based code to navigate <text:span text:style-name="T3">a series of corridors. This will be done by implementing the following:</text:span></text:p>
      <text:p text:style-name="P11">Look for clusters of detections, remove all but the one with highest probability.</text:p>
      <text:p text:style-name="P12">When one is detected, move to it, look for the next one to find the size of the opening. </text:p>
      <text:p text:style-name="P8"/>
      <text:p text:style-name="P9">This bloke</text:p>
      <text:p text:style-name="P9"><text:a xlink:type="simple" xlink:href="https://patents.google.com/patent/US9251417B1/en" text:style-name="Internet_20_link" text:visited-style-name="Visited_20_Internet_20_Link">https://patents.google.com/patent/US9251417B1/en</text:a></text:p>
      <text:p text:style-name="P9">wrote about the down sampling and excentuating. </text:p>
      <text:p text:style-name="P13"/>
      <text:p text:style-name="P13"><text:soft-page-break/></text:p>
      <text:p text:style-name="P14"><text:a xlink:type="simple" xlink:href="https://ieeexplore-ieee-org.ezproxy.canterbury.ac.nz/document/5543830" text:style-name="Internet_20_link" text:visited-style-name="Visited_20_Internet_20_Link">https://ieeexplore-ieee-org.ezproxy.canterbury.ac.nz/document/5543830</text:a></text:p>
      <text:p text:style-name="P14"><text:a xlink:type="simple" xlink:href="https://ieeexplore-ieee-org.ezproxy.canterbury.ac.nz/document/5751294/references#references" text:style-name="Internet_20_link" text:visited-style-name="Visited_20_Internet_20_Link">https://ieeexplore-ieee-org.ezproxy.canterbury.ac.nz/document/5751294/references#references</text:a></text:p>
      <text:p text:style-name="P14"><text:a xlink:type="simple" xlink:href="https://www.ieee.org/content/dam/ieee-org/ieee/web/org/conferences/style_references_manual.pdf" text:style-name="Internet_20_link" text:visited-style-name="Visited_20_Internet_20_Link">https://www.ieee.org/content/dam/ieee-org/ieee/web/org/conferences/style_references_manual.pdf</text:a></text:p>
      <text:p text:style-name="P14"/>
      <text:p text:style-name="P14"><text:a xlink:type="simple" xlink:href="https://www.ieee.org/content/dam/ieee-org/ieee/web/org/conferences/style_references_manual.pdf" text:style-name="Internet_20_link" text:visited-style-name="Visited_20_Internet_20_Link">https://www.ieee.org/content/dam/ieee-org/ieee/web/org/conferences/style_references_manual.pdf</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4:56:34.686880769</meta:creation-date>
    <dc:date>2020-06-22T18:29:09.779385867</dc:date>
    <meta:editing-duration>PT9H43M18S</meta:editing-duration>
    <meta:editing-cycles>14</meta:editing-cycles>
    <meta:generator>LibreOffice/6.0.7.3$Linux_X86_64 LibreOffice_project/00m0$Build-3</meta:generator>
    <meta:document-statistic meta:table-count="0" meta:image-count="0" meta:object-count="0" meta:page-count="2" meta:paragraph-count="29" meta:word-count="394" meta:character-count="2614" meta:non-whitespace-character-count="2244"/>
  </office:meta>
</office:document-meta>
</file>